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1a2ae6"/>
    </style:style>
    <style:style style:name="P2" style:family="paragraph" style:parent-style-name="Standard">
      <style:text-properties fo:font-weight="normal" officeooo:rsid="001f04c8" officeooo:paragraph-rsid="001a2ae6" style:font-weight-asian="normal" style:font-weight-complex="normal"/>
    </style:style>
    <style:style style:name="P3" style:family="paragraph" style:parent-style-name="Standard">
      <style:text-properties fo:font-weight="bold" officeooo:rsid="001539f7" officeooo:paragraph-rsid="001a2ae6" style:font-weight-asian="bold" style:font-weight-complex="bold"/>
    </style:style>
    <style:style style:name="P4" style:family="paragraph" style:parent-style-name="Standard">
      <style:text-properties fo:font-size="20pt" fo:font-weight="bold" officeooo:rsid="001539f7" officeooo:paragraph-rsid="001a2ae6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f04c8" officeooo:paragraph-rsid="001a2ae6" style:font-size-asian="20pt" style:font-weight-asian="bold" style:font-size-complex="20pt" style:font-weight-complex="bold"/>
    </style:style>
    <style:style style:name="P6" style:family="paragraph" style:parent-style-name="Standard" style:list-style-name="L15">
      <style:text-properties fo:font-size="12pt" fo:font-weight="bold" officeooo:rsid="001f45a2" officeooo:paragraph-rsid="001a2ae6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f45a2" officeooo:paragraph-rsid="001a2ae6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12d43" officeooo:paragraph-rsid="001a2ae6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212d43" officeooo:paragraph-rsid="001a2ae6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237d4f" officeooo:paragraph-rsid="001a2ae6"/>
    </style:style>
    <style:style style:name="P11" style:family="paragraph" style:parent-style-name="Text_20_body">
      <style:text-properties fo:font-weight="normal" officeooo:rsid="001f04c8" officeooo:paragraph-rsid="001a2ae6" style:font-weight-asian="normal" style:font-weight-complex="normal"/>
    </style:style>
    <style:style style:name="P12" style:family="paragraph" style:parent-style-name="Text_20_body" style:list-style-name="L1">
      <style:text-properties officeooo:paragraph-rsid="001a2ae6"/>
    </style:style>
    <style:style style:name="P13" style:family="paragraph" style:parent-style-name="Text_20_body" style:list-style-name="L1">
      <style:text-properties officeooo:rsid="00194603" officeooo:paragraph-rsid="001a2ae6"/>
    </style:style>
    <style:style style:name="P14" style:family="paragraph" style:parent-style-name="Text_20_body" style:list-style-name="L9">
      <style:text-properties officeooo:rsid="00194603" officeooo:paragraph-rsid="001a2ae6"/>
    </style:style>
    <style:style style:name="P15" style:family="paragraph" style:parent-style-name="Text_20_body" style:list-style-name="L14">
      <style:text-properties officeooo:rsid="00194603" officeooo:paragraph-rsid="001a2ae6"/>
    </style:style>
    <style:style style:name="P16" style:family="paragraph" style:parent-style-name="Text_20_body" style:list-style-name="L9">
      <style:text-properties officeooo:rsid="001ae54a" officeooo:paragraph-rsid="001a2ae6"/>
    </style:style>
    <style:style style:name="P17" style:family="paragraph" style:parent-style-name="Text_20_body" style:list-style-name="L14">
      <style:text-properties officeooo:rsid="001ae54a" officeooo:paragraph-rsid="001a2ae6"/>
    </style:style>
    <style:style style:name="P18" style:family="paragraph" style:parent-style-name="Text_20_body" style:list-style-name="L14">
      <style:text-properties officeooo:rsid="001f04c8" officeooo:paragraph-rsid="001a2ae6"/>
    </style:style>
    <style:style style:name="P19" style:family="paragraph" style:parent-style-name="Text_20_body" style:list-style-name="L14">
      <style:text-properties officeooo:rsid="001f45a2" officeooo:paragraph-rsid="001a2ae6"/>
    </style:style>
    <style:style style:name="P20" style:family="paragraph" style:parent-style-name="Text_20_body" style:list-style-name="L10">
      <style:text-properties officeooo:paragraph-rsid="001a2ae6"/>
    </style:style>
    <style:style style:name="P21" style:family="paragraph" style:parent-style-name="Text_20_body" style:list-style-name="L11">
      <style:text-properties officeooo:paragraph-rsid="001a2ae6"/>
    </style:style>
    <style:style style:name="P22" style:family="paragraph" style:parent-style-name="Text_20_body" style:list-style-name="L12">
      <style:text-properties officeooo:paragraph-rsid="001a2ae6"/>
    </style:style>
    <style:style style:name="P23" style:family="paragraph" style:parent-style-name="Text_20_body" style:list-style-name="L13">
      <style:text-properties officeooo:paragraph-rsid="001a2ae6"/>
    </style:style>
    <style:style style:name="P24" style:family="paragraph" style:parent-style-name="Text_20_body">
      <style:text-properties officeooo:paragraph-rsid="001a2ae6"/>
    </style:style>
    <style:style style:name="T1" style:family="text">
      <style:text-properties officeooo:rsid="0021bad7"/>
    </style:style>
    <style:style style:name="T2" style:family="text">
      <style:text-properties fo:font-size="15pt" officeooo:rsid="001ae54a" style:font-size-asian="15pt" style:font-size-complex="15pt"/>
    </style:style>
    <style:style style:name="T3" style:family="text">
      <style:text-properties officeooo:rsid="001ae54a"/>
    </style:style>
    <style:style style:name="T4" style:family="text">
      <style:text-properties officeooo:rsid="001d48d6"/>
    </style:style>
    <style:style style:name="T5" style:family="text">
      <style:text-properties officeooo:rsid="00187ec5"/>
    </style:style>
    <style:style style:name="T6" style:family="text">
      <style:text-properties officeooo:rsid="00194603"/>
    </style:style>
    <style:style style:name="T7" style:family="text">
      <style:text-properties officeooo:rsid="002aed83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f45a2" style:font-size-asian="12pt" style:font-size-complex="12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2">1) </text:span></text:span><text:span text:style-name="Strong_20_Emphasis"><text:span text:style-name="T3"><text:s text:c="2"/></text:span></text:span><text:span text:style-name="Strong_20_Emphasis">Title: </text:span><text:line-break/>Backspace key causes text in “<text:span text:style-name="T4">Usarname”</text:span> field to be deleted and reappear repeatedly.</text:p>
      <text:p text:style-name="P24"><text:span text:style-name="Strong_20_Emphasis">Environment:</text:span></text:p>
      <text:list xml:id="list1693431147" text:style-name="L1">
        <text:list-item>
          <text:p text:style-name="P12">Application: Login module</text:p>
        </text:list-item>
        <text:list-item>
          <text:p text:style-name="P12">Platform: Web</text:p>
        </text:list-item>
        <text:list-item>
          <text:p text:style-name="P12">Browser: Chrome (Version 143.0.7499.169 (official version) (64-bit)<text:span text:style-name="T5">)</text:span></text:p>
        </text:list-item>
        <text:list-item>
          <text:p text:style-name="P12">OS:<text:span text:style-name="T6">( Ubuntu 24.04.3 LTS)</text:span></text:p>
        </text:list-item>
        <text:list-item>
          <text:p text:style-name="P13">Device Name (Hp-Victus)</text:p>
        </text:list-item>
        <text:list-item>
          <text:p text:style-name="P13">Hardwere modelHP Victus by HP Gaming Laptop 15-fa0xxx</text:p>
        </text:list-item>
      </text:list>
      <text:p text:style-name="P1"/>
      <text:p text:style-name="P24"><text:span text:style-name="Strong_20_Emphasis">Preconditions:</text:span></text:p>
      <text:list text:style-name="L9">
        <text:list-item>
          <text:p text:style-name="P14">Open Web app - <text:a xlink:type="simple" xlink:href="https://qwallity-exam.onrender.com/" text:style-name="Internet_20_link" text:visited-style-name="Visited_20_Internet_20_Link">https://qwallity-exam.onrender.com/</text:a></text:p>
        </text:list-item>
        <text:list-item>
          <text:p text:style-name="P14">Enter Login - <text:a xlink:type="simple" xlink:href="mailto:qwallitymanual03102025@gmail.com" text:style-name="Internet_20_link" text:visited-style-name="Visited_20_Internet_20_Link">qwallitymanual03102025@gmail.com</text:a></text:p>
        </text:list-item>
        <text:list-item>
          <text:p text:style-name="P16">Enter password – qwallity03102025</text:p>
        </text:list-item>
        <text:list-item>
          <text:p text:style-name="P16">Click - “Send”</text:p>
        </text:list-item>
      </text:list>
      <text:p text:style-name="P1"/>
      <text:p text:style-name="P24"><text:span text:style-name="Strong_20_Emphasis">Steps to Reproduce:</text:span></text:p>
      <text:list text:style-name="L10">
        <text:list-item>
          <text:p text:style-name="P20">Open the Login <text:s/>page</text:p>
        </text:list-item>
        <text:list-item>
          <text:p text:style-name="P20">Click on the <text:span text:style-name="Strong_20_Emphasis"><text:span text:style-name="T4">Username</text:span></text:span> input field</text:p>
        </text:list-item>
        <text:list-item>
          <text:p text:style-name="P20">Enter any text (e.g. <text:span text:style-name="Source_20_Text"><text:span text:style-name="T3">Yerevan</text:span></text:span>)</text:p>
        </text:list-item>
        <text:list-item>
          <text:p text:style-name="P20">Press the <text:span text:style-name="Strong_20_Emphasis">Backspace</text:span> key</text:p>
        </text:list-item>
      </text:list>
      <text:p text:style-name="P1"/>
      <text:p text:style-name="P24"><text:span text:style-name="Strong_20_Emphasis">Expected Result:</text:span></text:p>
      <text:list text:style-name="L11">
        <text:list-item>
          <text:p text:style-name="P21">The last character in the <text:span text:style-name="T7">Username </text:span>field should be deleted once per key press</text:p>
        </text:list-item>
        <text:list-item>
          <text:p text:style-name="P21">The input value should update normally without unexpected behavior</text:p>
        </text:list-item>
      </text:list>
      <text:p text:style-name="P1"/>
      <text:p text:style-name="P24"><text:span text:style-name="Strong_20_Emphasis">Actual Result:</text:span></text:p>
      <text:list text:style-name="L12">
        <text:list-item>
          <text:p text:style-name="P22">The text in the Last Name field is deleted</text:p>
        </text:list-item>
        <text:list-item>
          <text:p text:style-name="P22">The previously entered text reappears</text:p>
        </text:list-item>
        <text:list-item>
          <text:p text:style-name="P22">The text is deleted again</text:p>
        </text:list-item>
        <text:list-item>
          <text:p text:style-name="P22">This behavior repeats continuously while pressing Backspace</text:p>
        </text:list-item>
      </text:list>
      <text:p text:style-name="P1"/>
      <text:p text:style-name="P24"><text:soft-page-break/><text:span text:style-name="Strong_20_Emphasis">Severity:</text:span><text:line-break/>Medium</text:p>
      <text:p text:style-name="P24"><text:span text:style-name="Strong_20_Emphasis">Priority:</text:span><text:line-break/>Medium</text:p>
      <text:p text:style-name="P1"/>
      <text:p text:style-name="P24"><text:span text:style-name="Strong_20_Emphasis">Notes:</text:span></text:p>
      <text:list text:style-name="L13">
        <text:list-item>
          <text:p text:style-name="P23">Issue may be related to input validation, state re-rendering, or frontend event handling</text:p>
        </text:list-item>
        <text:list-item>
          <text:p text:style-name="P23">Occurs consistently.</text:p>
        </text:list-item>
      </text:list>
      <text:p text:style-name="P3"><text:s/></text:p>
      <text:p text:style-name="P3"/>
      <text:p text:style-name="P3"/>
      <text:p text:style-name="P4"/>
      <text:p text:style-name="P5">2. <text:span text:style-name="T8">Title : In “</text:span><text:span text:style-name="T9">D</text:span><text:span text:style-name="T8">iscount” field leaves to fill in letters/characters </text:span></text:p>
      <text:p text:style-name="P5"><text:span text:style-name="Strong_20_Emphasis"><text:span text:style-name="T8">Environment:</text:span></text:span></text:p>
      <text:list text:continue-list="list1693431147" text:style-name="L1">
        <text:list-item>
          <text:p text:style-name="P12">Application: Login module</text:p>
        </text:list-item>
        <text:list-item>
          <text:p text:style-name="P12">Platform: Web</text:p>
        </text:list-item>
        <text:list-item>
          <text:p text:style-name="P12">Browser: Chrome (Version 143.0.7499.169 (official version) (64-bit)<text:span text:style-name="T5">)</text:span></text:p>
        </text:list-item>
        <text:list-item>
          <text:p text:style-name="P12">OS:<text:span text:style-name="T6">( Ubuntu 24.04.3 LTS)</text:span></text:p>
        </text:list-item>
        <text:list-item>
          <text:p text:style-name="P13">Device Name (Hp-Victus)</text:p>
        </text:list-item>
        <text:list-item>
          <text:p text:style-name="P13">Hardwere modelHP Victus by HP Gaming Laptop 15-fa0xxx</text:p>
        </text:list-item>
      </text:list>
      <text:p text:style-name="P1"/>
      <text:p text:style-name="P24"><text:span text:style-name="Strong_20_Emphasis">Preconditions:</text:span></text:p>
      <text:list text:style-name="L14">
        <text:list-item>
          <text:p text:style-name="P15">Open Web app - <text:a xlink:type="simple" xlink:href="https://qwallity-exam.onrender.com/" text:style-name="Internet_20_link" text:visited-style-name="Visited_20_Internet_20_Link">https://qwallity-exam.onrender.com/</text:a></text:p>
        </text:list-item>
        <text:list-item>
          <text:p text:style-name="P15">Enter Login - <text:a xlink:type="simple" xlink:href="mailto:qwallitymanual03102025@gmail.com" text:style-name="Internet_20_link" text:visited-style-name="Visited_20_Internet_20_Link">qwallitymanual03102025@gmail.com</text:a></text:p>
        </text:list-item>
        <text:list-item>
          <text:p text:style-name="P17">Enter password – qwallity03102025</text:p>
        </text:list-item>
        <text:list-item>
          <text:p text:style-name="P18">Click “Send”</text:p>
        </text:list-item>
        <text:list-item>
          <text:p text:style-name="P19">Verify with admin user login - admin_user</text:p>
        </text:list-item>
        <text:list-item>
          <text:p text:style-name="P19">password – 11111111 </text:p>
        </text:list-item>
        <text:list-item>
          <text:p text:style-name="P19">Click login</text:p>
          <text:p text:style-name="P18"/>
        </text:list-item>
      </text:list>
      <text:p text:style-name="P7">Steps:</text:p>
      <text:list text:style-name="L15">
        <text:list-item>
          <text:p text:style-name="P6">Click <text:s/>“User_Action” button</text:p>
        </text:list-item>
        <text:list-item>
          <text:p text:style-name="P6">Choose “Change discout” </text:p>
        </text:list-item>
        <text:list-item>
          <text:p text:style-name="P6">Fill the field “Discaount”</text:p>
        </text:list-item>
      </text:list>
      <text:p text:style-name="P7"/>
      <text:p text:style-name="P7">Expected result:</text:p>
      <text:p text:style-name="P9"><text:soft-page-break/>When attempting to enter data into the field, the system must restrict input according to the defined requirements.</text:p>
      <text:p text:style-name="P8">Actual result:</text:p>
      <text:p text:style-name="P10"><text:span text:style-name="Emphasis"><text:span text:style-name="T10">The Course Count field allows letters and special symbols to be entered</text:span></text:span><text:span text:style-name="Emphasis">.</text:span></text:p>
      <text:p text:style-name="P2"/>
      <text:p text:style-name="P24"><text:span text:style-name="Strong_20_Emphasis">Severity:</text:span><text:line-break/><text:span text:style-name="T1">High</text:span></text:p>
      <text:p text:style-name="P11"><text:span text:style-name="Strong_20_Emphasis">Priority:</text:span><text:line-break/><text:span text:style-name="T1">Hig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0:14:42.387934330</meta:creation-date>
    <dc:date>2026-01-07T00:16:42.173679841</dc:date>
    <meta:editing-duration>PT2M</meta:editing-duration>
    <meta:editing-cycles>1</meta:editing-cycles>
    <meta:document-statistic meta:table-count="0" meta:image-count="0" meta:object-count="0" meta:page-count="3" meta:paragraph-count="59" meta:word-count="307" meta:character-count="1967" meta:non-whitespace-character-count="1744"/>
    <meta:generator>LibreOffice/24.2.7.2$Linux_X86_64 LibreOffice_project/420$Build-2</meta:generator>
  </office:meta>
</office:document-meta>
</file>